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T1" style:family="text">
      <style:text-properties officeooo:rsid="001d22ed"/>
    </style:style>
  </office:automatic-styles>
  <office:body>
    <office:text>
      <text:tracked-changes>
        <text:changed-region xml:id="ct2529955635840" text:id="ct2529955635840">
          <text:deletion>
            <office:change-info>
              <dc:creator>Unknown Author</dc:creator>
              <dc:date>2023-11-23T08:27:42.379000000</dc:date>
            </office:change-info>
            <text:p text:style-name="P1">Copyright &lt;YEAR&gt; &lt;COPYRIGHT HOLDER&gt;</text:p>
            <text:p text:style-name="Standard"/>
            <text:p text:style-name="P1"/>
          </text:deletion>
        </text:changed-region>
        <text:changed-region xml:id="ct2529955623840" text:id="ct2529955623840">
          <text:deletion>
            <office:change-info>
              <dc:creator>Unknown Author</dc:creator>
              <dc:date>2023-11-23T08:27:42.379000000</dc:date>
            </office:change-info>
            <text:p text:style-name="P1"><text:s/>is hereby granted, free of charge, to any person obtaining a copy of this software and associated documentation files (the “Software”), to deal in the Software without restriction, including without limitation the rights </text:p>
          </text:deletion>
        </text:changed-region>
        <text:changed-region xml:id="ct2529955614480" text:id="ct2529955614480">
          <text:deletion>
            <office:change-info>
              <dc:creator>Unknown Author</dc:creator>
              <dc:date>2023-11-23T08:27:42.379000000</dc:date>
            </office:change-info>
            <text:p text:style-name="P1">merge, publish, </text:p>
          </text:deletion>
        </text:changed-region>
        <text:changed-region xml:id="ct2529955635360" text:id="ct2529955635360">
          <text:insertion>
            <office:change-info>
              <dc:creator>Unknown Author</dc:creator>
              <dc:date>2023-11-23T08:30:43</dc:date>
            </office:change-info>
          </text:insertion>
        </text:changed-region>
        <text:changed-region xml:id="ct2529955630080" text:id="ct2529955630080">
          <text:deletion>
            <office:change-info>
              <dc:creator>Unknown Author</dc:creator>
              <dc:date>2023-11-23T08:27:42.379000000</dc:date>
            </office:change-info>
            <text:p text:style-name="P1">, sublicense, and/or sell copies of </text:p>
          </text:deletion>
        </text:changed-region>
        <text:changed-region xml:id="ct2529955626720" text:id="ct2529955626720">
          <text:insertion>
            <office:change-info>
              <dc:creator>Unknown Author</dc:creator>
              <dc:date>2023-11-23T08:31:01</dc:date>
            </office:change-info>
          </text:insertion>
        </text:changed-region>
        <text:changed-region xml:id="ct2529955627200" text:id="ct2529955627200">
          <text:deletion>
            <office:change-info>
              <dc:creator>Unknown Author</dc:creator>
              <dc:date>2023-11-23T08:27:42.379000000</dc:date>
            </office:change-info>
            <text:p text:style-name="P1"><text:span text:style-name="T1">the Software, and to permit persons to whom the Software is furnished to do so, </text:span></text:p>
          </text:deletion>
        </text:changed-region>
        <text:changed-region xml:id="ct2529955630560" text:id="ct2529955630560">
          <text:insertion>
            <office:change-info>
              <dc:creator>Unknown Author</dc:creator>
              <dc:date>2023-11-23T08:31:20</dc:date>
            </office:change-info>
          </text:insertion>
        </text:changed-region>
        <text:changed-region xml:id="ct2529955647600" text:id="ct2529955647600">
          <text:insertion>
            <office:change-info>
              <dc:creator>Unknown Author</dc:creator>
              <dc:date>2023-11-23T08:40:54</dc:date>
            </office:change-info>
          </text:insertion>
        </text:changed-region>
        <text:changed-region xml:id="ct2529955639440" text:id="ct2529955639440">
          <text:deletion>
            <office:change-info>
              <dc:creator>Unknown Author</dc:creator>
              <dc:date>2023-11-23T08:27:42.379000000</dc:date>
            </office:change-info>
            <text:p text:style-name="P1">subject to the following conditions:</text:p>
            <text:p text:style-name="P1"/>
            <text:p text:style-name="P1">The above copyright notice and this permission notice shall be included in all copies or substantial portions of the Software.</text:p>
            <text:p text:style-name="P1"/>
            <text:p text:style-name="P1"/>
          </text:deletion>
        </text:changed-region>
        <text:changed-region xml:id="ct2529955615920" text:id="ct2529955615920">
          <text:deletion>
            <office:change-info>
              <dc:creator>Unknown Author</dc:creator>
              <dc:date>2023-11-23T08:27:42.379000000</dc:date>
            </office:change-info>
            <text:p text:style-name="P1">, WITHOUT WARRANTY OF ANY KIND, EXPRESS OR IMPLIED, INCLUDING BUT NOT LIMITED TO THE </text:p>
          </text:deletion>
        </text:changed-region>
        <text:changed-region xml:id="ct2529955638960" text:id="ct2529955638960">
          <text:insertion>
            <office:change-info>
              <dc:creator>Unknown Author</dc:creator>
              <dc:date>2023-11-23T08:32:31</dc:date>
            </office:change-info>
          </text:insertion>
        </text:changed-region>
        <text:changed-region xml:id="ct2529955639200" text:id="ct2529955639200">
          <text:insertion>
            <office:change-info>
              <dc:creator>Unknown Author</dc:creator>
              <dc:date>2023-11-23T08:33:00</dc:date>
            </office:change-info>
          </text:insertion>
        </text:changed-region>
        <text:changed-region xml:id="ct2529955640880" text:id="ct2529955640880">
          <text:deletion>
            <office:change-info>
              <dc:creator>Unknown Author</dc:creator>
              <dc:date>2023-11-23T08:27:42.379000000</dc:date>
            </office:change-info>
            <text:p text:style-name="P1">, </text:p>
          </text:deletion>
        </text:changed-region>
        <text:changed-region xml:id="ct2529955635120" text:id="ct2529955635120">
          <text:insertion>
            <office:change-info>
              <dc:creator>Unknown Author</dc:creator>
              <dc:date>2023-11-23T08:33:31</dc:date>
            </office:change-info>
          </text:insertion>
        </text:changed-region>
        <text:changed-region xml:id="ct2529955628400" text:id="ct2529955628400">
          <text:deletion>
            <office:change-info>
              <dc:creator>Unknown Author</dc:creator>
              <dc:date>2023-11-23T08:27:42.379000000</dc:date>
            </office:change-info>
            <text:p text:style-name="P1"><text:s/>FOR A PARTICULAR PURPOSE AND NONINFRINGEMENT</text:p>
          </text:deletion>
        </text:changed-region>
        <text:changed-region xml:id="ct2529955637040" text:id="ct2529955637040">
          <text:deletion>
            <office:change-info>
              <dc:creator>Unknown Author</dc:creator>
              <dc:date>2023-11-23T08:27:42.379000000</dc:date>
            </office:change-info>
            <text:p text:style-name="P1">S OR COPYRIGHT HOLDERS</text:p>
          </text:deletion>
        </text:changed-region>
        <text:changed-region xml:id="ct2529955631520" text:id="ct2529955631520">
          <text:deletion>
            <office:change-info>
              <dc:creator>Unknown Author</dc:creator>
              <dc:date>2023-11-23T08:27:42.379000000</dc:date>
            </office:change-info>
            <text:p text:style-name="P1">CLAIM, </text:p>
          </text:deletion>
        </text:changed-region>
        <text:changed-region xml:id="ct2529955637760" text:id="ct2529955637760">
          <text:insertion>
            <office:change-info>
              <dc:creator>Unknown Author</dc:creator>
              <dc:date>2023-11-23T08:36:00</dc:date>
            </office:change-info>
          </text:insertion>
        </text:changed-region>
        <text:changed-region xml:id="ct2529955631040" text:id="ct2529955631040">
          <text:insertion>
            <office:change-info>
              <dc:creator>Unknown Author</dc:creator>
              <dc:date>2023-11-23T08:36:37</dc:date>
            </office:change-info>
          </text:insertion>
        </text:changed-region>
        <text:changed-region xml:id="ct2529955638480" text:id="ct2529955638480">
          <text:insertion>
            <office:change-info>
              <dc:creator>Unknown Author</dc:creator>
              <dc:date>2023-11-23T08:37:00</dc:date>
            </office:change-info>
          </text:insertion>
        </text:changed-region>
        <text:changed-region xml:id="ct2529955638240" text:id="ct2529955638240">
          <text:deletion>
            <office:change-info>
              <dc:creator>Unknown Author</dc:creator>
              <dc:date>2023-11-23T08:27:42.379000000</dc:date>
            </office:change-info>
            <text:p text:style-name="P1"><text:span text:style-name="T1"><text:s/>OTHER LIABILITY,</text:span></text:p>
          </text:deletion>
        </text:changed-region>
        <text:changed-region xml:id="ct2529955654080" text:id="ct2529955654080">
          <text:deletion>
            <office:change-info>
              <dc:creator>Unknown Author</dc:creator>
              <dc:date>2023-11-23T08:27:42.379000000</dc:date>
            </office:change-info>
            <text:p text:style-name="P1"><text:span text:style-name="T1"><text:s/></text:span></text:p>
          </text:deletion>
        </text:changed-region>
        <text:changed-region xml:id="ct2529955654320" text:id="ct2529955654320">
          <text:insertion>
            <office:change-info>
              <dc:creator>Unknown Author</dc:creator>
              <dc:date>2023-11-23T08:38:02</dc:date>
            </office:change-info>
          </text:insertion>
        </text:changed-region>
        <text:changed-region xml:id="ct2529955649280" text:id="ct2529955649280">
          <text:insertion>
            <office:change-info>
              <dc:creator>Unknown Author</dc:creator>
              <dc:date>2023-11-23T08:38:30</dc:date>
            </office:change-info>
          </text:insertion>
        </text:changed-region>
        <text:changed-region xml:id="ct2529955646160" text:id="ct2529955646160">
          <text:deletion>
            <office:change-info>
              <dc:creator>Unknown Author</dc:creator>
              <dc:date>2023-11-23T08:27:42.379000000</dc:date>
            </office:change-info>
            <text:p text:style-name="P1"><text:span text:style-name="T1">OR OTHERWISE</text:span></text:p>
          </text:deletion>
        </text:changed-region>
        <text:changed-region xml:id="ct2529955628640" text:id="ct2529955628640">
          <text:deletion>
            <office:change-info>
              <dc:creator>Unknown Author</dc:creator>
              <dc:date>2023-11-23T08:27:42.379000000</dc:date>
            </office:change-info>
            <text:p text:style-name="P1"><text:span text:style-name="T1"><text:s/>FROM,</text:span></text:p>
          </text:deletion>
        </text:changed-region>
        <text:changed-region xml:id="ct2529955638720" text:id="ct2529955638720">
          <text:deletion>
            <office:change-info>
              <dc:creator>Unknown Author</dc:creator>
              <dc:date>2023-11-23T08:27:42.379000000</dc:date>
            </office:change-info>
            <text:p text:style-name="P1"><text:span text:style-name="T1"><text:s/>THE SOFTWARE OR</text:span></text:p>
          </text:deletion>
        </text:changed-region>
        <text:changed-region xml:id="ct2529955641120" text:id="ct2529955641120">
          <text:insertion>
            <office:change-info>
              <dc:creator>Unknown Author</dc:creator>
              <dc:date>2023-11-23T08:40:13</dc:date>
            </office:change-info>
          </text:insertion>
        </text:changed-region>
        <text:changed-region xml:id="ct2529955638000" text:id="ct2529955638000">
          <text:deletion>
            <office:change-info>
              <dc:creator>Unknown Author</dc:creator>
              <dc:date>2023-11-23T08:27:42.379000000</dc:date>
            </office:change-info>
            <text:p text:style-name="P1"><text:span text:style-name="T1">OTHER DEALINGS IN THE 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change text:change-id="ct2529955635840"/>Permission<text:change text:change-id="ct2529955623840"/>to use, copy, modify, <text:change text:change-id="ct2529955614480"/><text:change-start text:change-id="ct2529955635360"/><text:span text:style-name="T1">and/or </text:span><text:change-end text:change-id="ct2529955635360"/>distribute<text:change text:change-id="ct2529955630080"/><text:change-start text:change-id="ct2529955626720"/><text:span text:style-name="T1">this software </text:span><text:change-end text:change-id="ct2529955626720"/><text:change text:change-id="ct2529955627200"/><text:change-start text:change-id="ct2529955630560"/><text:span text:style-name="T1">for any purpose with or without fee is hereby granted</text:span><text:change-end text:change-id="ct2529955630560"/><text:change-start text:change-id="ct2529955647600"/><text:span text:style-name="T1">.</text:span><text:change-end text:change-id="ct2529955647600"/><text:change text:change-id="ct2529955639440"/>THE SOFTWARE IS PROVIDED “AS IS”<text:change text:change-id="ct2529955615920"/><text:change-start text:change-id="ct2529955638960"/><text:span text:style-name="T1">AND THE AUTHOR DISCLAIMS ALL WARRANTIES WITH REGARD TO THIS SOFTWARE INCLUDING </text:span><text:change-end text:change-id="ct2529955638960"/><text:change-start text:change-id="ct2529955639200"/><text:span text:style-name="T1">ALL IMPLIED </text:span><text:change-end text:change-id="ct2529955639200"/>WARRANTIES OF MERCHANTABILITY<text:change text:change-id="ct2529955640880"/><text:change-start text:change-id="ct2529955635120"/><text:span text:style-name="T1">AND </text:span><text:change-end text:change-id="ct2529955635120"/>FITNESS<text:change text:change-id="ct2529955628400"/>. IN NO EVENT SHALL THE AUTHOR<text:change text:change-id="ct2529955637040"/> BE LIABLE FOR ANY <text:change text:change-id="ct2529955631520"/><text:change-start text:change-id="ct2529955637760"/><text:span text:style-name="T1">SPECIAL, DIRECT, INDIRECT, OR CONSEQUENTIAL </text:span><text:change-end text:change-id="ct2529955637760"/>DAMAGES OR<text:change-start text:change-id="ct2529955631040"/> <text:span text:style-name="T1">ANY DAMAGES WHATSOEVER RESULTING FROM LOSS OF USE, </text:span><text:change-end text:change-id="ct2529955631040"/><text:change-start text:change-id="ct2529955638480"/><text:span text:style-name="T1">DATA OR PROFITS,</text:span><text:change-end text:change-id="ct2529955638480"/><text:change text:change-id="ct2529955638240"/><text:span text:style-name="T1"> WHETHER IN AN ACTION OF</text:span><text:change text:change-id="ct2529955654080"/><text:span text:style-name="T1">CONTRACT,</text:span><text:change-start text:change-id="ct2529955654320"/><text:span text:style-name="T1"> NEGLIGENCE OR OTHER</text:span><text:change-end text:change-id="ct2529955654320"/><text:span text:style-name="T1"> TORT</text:span><text:change-start text:change-id="ct2529955649280"/><text:span text:style-name="T1">IOUS ACTION</text:span><text:change-end text:change-id="ct2529955649280"/><text:span text:style-name="T1"> </text:span><text:change text:change-id="ct2529955646160"/><text:span text:style-name="T1">, ARISING</text:span><text:change text:change-id="ct2529955628640"/><text:span text:style-name="T1"> OUT OF OR IN CONNECTION WITH</text:span><text:change text:change-id="ct2529955638720"/><text:span text:style-name="T1"> THE USE OR </text:span><text:change-start text:change-id="ct2529955641120"/><text:span text:style-name="T1">PERFORMANCE OF THIS </text:span><text:change-end text:change-id="ct2529955641120"/><text:change text:change-id="ct2529955638000"/><text:span text:style-name="T1">SOFTWAR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21T08:23:33.957000000</meta:creation-date>
    <dc:date>2023-11-23T08:41:32.804000000</dc:date>
    <meta:editing-duration>PT5M21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" meta:word-count="92" meta:character-count="600" meta:non-whitespace-character-count="509"/>
  </office:meta>
</office:document-meta>
</file>